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SessionHandlerAdapter.handleTransportError( StompSession session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mpSessionHandlerAdapter.afterConnected( StompSession session , StompHeaders connected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mpSessionHandlerAdapter.getPayloadType( Stom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SessionHandlerAdapter.handleException( StompSession session , @ Nullable StompCommand command , StompHeaders headers , byte [ ] payload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mpSessionHandlerAdapter.handleFrame( StompHeaders headers , @ Nullable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